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6.05cm" fo:min-width="26.4cm"/>
    </style:style>
    <style:style style:name="gr2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3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 draw:shadow="hidden"/>
    </style:style>
    <style:style style:name="gr4" style:family="graphic" style:parent-style-name="standard">
      <style:graphic-properties svg:stroke-width="1.27cm" svg:stroke-color="#000000" draw:marker-start-width="2.105cm" draw:marker-end-width="2.105cm" draw:fill="solid" draw:fill-color="#ffffff" draw:textarea-horizontal-align="justify" draw:textarea-vertical-align="middle" draw:auto-grow-height="false" fo:min-height="4.7cm" fo:min-width="4.45cm" fo:padding-top="0.76cm" fo:padding-bottom="0.76cm" fo:padding-left="0.885cm" fo:padding-right="0.88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3.286cm" fo:min-width="3.036cm"/>
    </style:style>
    <style:style style:name="gr6" style:family="graphic" style:parent-style-name="objectwithoutfill">
      <style:graphic-properties svg:stroke-width="0.847cm" svg:stroke-color="#000000" draw:marker-start-width="1.47cm" draw:marker-end-width="1.47cm" draw:fill="solid" draw:textarea-vertical-align="middle" fo:padding-top="0.548cm" fo:padding-bottom="0.548cm" fo:padding-left="0.673cm" fo:padding-right="0.67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6.9cm" svg:height="26.3cm" svg:x="-0.7cm" svg:y="-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0.204cm" svg:height="8.293cm" draw:transform="rotate (-0.0185004900711408) translate (8.04902603985936cm 12.0071627133329cm)" svg:viewBox="0 0 10205 8294" svg:d="M4 8294c-107-5799 1748-8234 4948-8293 3199-59 5038 2007 5253 8204">
          <text:p/>
        </draw:path>
        <draw:custom-shape draw:style-name="gr4" draw:text-style-name="P4" draw:layer="layout" svg:width="7cm" svg:height="7cm" svg:x="9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cm" svg:height="5cm" svg:x="1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.5cm" svg:y1="8.6cm" svg:x2="20cm" svg:y2="8.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7T12:04:59.617000000</dc:date>
    <meta:editing-duration>PT25M23S</meta:editing-duration>
    <meta:editing-cycles>4</meta:editing-cycles>
    <meta:generator>LibreOffice/6.3.2.2$Windows_X86_64 LibreOffice_project/98b30e735bda24bc04ab42594c85f7fd8be07b9c</meta:generator>
    <meta:document-statistic meta:object-count="6"/>
  </office:meta>
</office:document-meta>
</file>